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7b59" officeooo:paragraph-rsid="00087b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Figma Alura Challenge</text:p>
      <text:p text:style-name="Standard"/>
      <text:p text:style-name="Standard">https://www.figma.com/file/tvFEYhVfZTjdJ5P24RGV21/Alura-Challenge---Desafio-1---L%C3%B3gica?node-id=16%3A802&amp;mode=dev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4:00:27.919646464</meta:creation-date>
    <dc:date>2024-01-22T14:01:15.926370722</dc:date>
    <meta:editing-duration>PT48S</meta:editing-duration>
    <meta:editing-cycles>1</meta:editing-cycles>
    <meta:document-statistic meta:table-count="0" meta:image-count="0" meta:object-count="0" meta:page-count="1" meta:paragraph-count="2" meta:word-count="6" meta:character-count="138" meta:non-whitespace-character-count="136"/>
    <meta:generator>LibreOffice/7.3.7.2$Linux_X86_64 LibreOffice_project/30$Build-2</meta:generator>
  </office:meta>
</office:document-meta>
</file>